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282cm" fo:margin-left="1.598cm" fo:margin-right="2.12cm" table:align="margins"/>
    </style:style>
    <style:style style:name="Tableau1.A" style:family="table-column">
      <style:table-column-properties style:column-width="13.282cm" style:rel-column-width="6553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2" style:family="table">
      <style:table-properties style:width="13.282cm" fo:margin-left="1.572cm" fo:margin-right="2.147cm" table:align="margins"/>
    </style:style>
    <style:style style:name="Tableau2.A" style:family="table-column">
      <style:table-column-properties style:column-width="13.282cm" style:rel-column-width="6553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3" style:family="table">
      <style:table-properties style:width="13.309cm" fo:margin-left="1.572cm" fo:margin-right="2.12cm" table:align="margins"/>
    </style:style>
    <style:style style:name="Tableau3.A" style:family="table-column">
      <style:table-column-properties style:column-width="13.309cm" style:rel-column-width="65535*"/>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4" style:family="table">
      <style:table-properties style:width="13.335cm" fo:margin-left="1.545cm" fo:margin-right="2.12cm" table:align="margins"/>
    </style:style>
    <style:style style:name="Tableau4.A" style:family="table-column">
      <style:table-column-properties style:column-width="13.335cm" style:rel-column-width="65535*"/>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5" style:family="table">
      <style:table-properties style:width="13.335cm" fo:margin-left="1.545cm" fo:margin-right="2.12cm" table:align="margins"/>
    </style:style>
    <style:style style:name="Tableau5.A" style:family="table-column">
      <style:table-column-properties style:column-width="13.335cm" style:rel-column-width="7560*"/>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6" style:family="table">
      <style:table-properties style:width="13.388cm" fo:margin-left="1.519cm" fo:margin-right="2.094cm" table:align="margins"/>
    </style:style>
    <style:style style:name="Tableau6.A" style:family="table-column">
      <style:table-column-properties style:column-width="13.388cm" style:rel-column-width="7590*"/>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ff0000" style:font-name="Consolas" fo:font-size="10pt" style:font-name-asian="Consolas" style:font-size-asian="10pt" style:font-name-complex="Consolas" style:font-size-complex="10pt"/>
    </style:style>
    <style:style style:name="P2" style:family="paragraph" style:parent-style-name="Standard">
      <style:paragraph-properties fo:margin-left="2.501cm" fo:margin-right="0cm" fo:text-indent="-0.635cm" style:auto-text-indent="false"/>
    </style:style>
    <style:style style:name="P3" style:family="paragraph" style:parent-style-name="Standard">
      <style:paragraph-properties fo:margin-left="1.251cm" fo:margin-right="0cm" fo:text-indent="-0.635cm" style:auto-text-indent="false"/>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ff0000"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margin-top="0cm" fo:margin-bottom="0cm" fo:text-align="start" style:justify-single-word="false" fo:text-indent="0cm" style:auto-text-indent="false" fo:padding="0cm" fo:border="none"/>
      <style:text-properties fo:font-variant="normal" fo:text-transform="none" fo:color="#009900" style:font-name="Consolas" fo:font-size="10pt" fo:letter-spacing="normal" fo:font-style="normal" fo:font-weight="normal" fo:background-color="transparent" style:font-name-asian="Consolas" style:font-size-asian="10pt" style:font-name-complex="Consolas" style:font-size-complex="10pt"/>
    </style:style>
    <style:style style:name="P8" style:family="paragraph" style:parent-style-name="Table_20_Contents">
      <style:paragraph-properties fo:text-align="center"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6"/>
    <style:style style:name="P13" style:family="paragraph" style:parent-style-name="Standard" style:list-style-name="L8"/>
    <style:style style:name="P14" style:family="paragraph" style:parent-style-name="Standard" style:list-style-name="L4">
      <style:paragraph-properties fo:margin-left="2.501cm" fo:margin-right="0cm" fo:text-indent="-0.635cm" style:auto-text-indent="false"/>
    </style:style>
    <style:style style:name="P15" style:family="paragraph" style:parent-style-name="Standard" style:list-style-name="L7">
      <style:paragraph-properties fo:margin-left="2.501cm" fo:margin-right="0cm" fo:text-indent="-0.635cm" style:auto-text-indent="false"/>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9" style:family="paragraph" style:parent-style-name="Standard" style:list-style-name="">
      <style:paragraph-properties fo:margin-left="0cm" fo:margin-right="0cm" fo:text-align="start" style:justify-single-word="false" fo:text-indent="0cm" style:auto-text-indent="false" style:text-autospace="none"/>
    </style:style>
    <style:style style:name="P20" style:family="paragraph" style:parent-style-name="Standard" style:list-style-name="L5">
      <style:paragraph-properties fo:margin-left="1.251cm" fo:margin-right="0cm" fo:text-indent="-0.635cm" style:auto-text-indent="false"/>
    </style:style>
    <style:style style:name="P21" style:family="paragraph" style:parent-style-name="Table_20_Contents">
      <style:paragraph-properties fo:text-align="center" style:justify-single-word="false"/>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7f0055" fo:font-weight="bold" style:font-weight-asian="bold" style:font-weight-complex="bold"/>
    </style:style>
    <style:style style:name="T5" style:family="text">
      <style:text-properties fo:color="#2a00ff"/>
    </style:style>
    <style:style style:name="T6" style:family="text">
      <style:text-properties fo:color="#0000c0"/>
    </style:style>
    <style:style style:name="T7" style:family="text">
      <style:text-properties fo:color="#0000c0" fo:font-style="italic" style:font-style-asian="italic" style:font-style-complex="italic"/>
    </style:style>
    <style:style style:name="T8" style:family="text">
      <style:text-properties fo:color="#3f7f5f"/>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élécharger Janus : http://www.janus-project.org/maven/org/janus-project/kernel/janus-kernel/0.5/janus-kernel-0.5-with-dependencies.jar</text:p>
      <text:p text:style-name="Standard"/>
      <text:p text:style-name="Standard"/>
      <text:p text:style-name="Standard">Sous Eclipse (testé avec Eclipse Juno): </text:p>
      <text:p text:style-name="Standard"><text:s/></text:p>
      <text:list xml:id="list35498027" text:style-name="L1">
        <text:list-item>
          <text:p text:style-name="P9">Créer un nouveau Workspace.</text:p>
        </text:list-item>
        <text:list-item>
          <text:p text:style-name="P9">Créer un nouveau Projet Java (Fichier/new/Java Project)</text:p>
        </text:list-item>
      </text:list>
      <text:list xml:id="list35520607" text:style-name="L2">
        <text:list-item>
          <text:p text:style-name="P10">remplir les champs (Project Name  : HelloBetweenAgent)</text:p>
        </text:list-item>
        <text:list-item>
          <text:p text:style-name="P10">cliquer sur Next</text:p>
        </text:list-item>
        <text:list-item>
          <text:p text:style-name="P10">dans l'onglet Librairies , cliquer sur « Add External JARs »</text:p>
        </text:list-item>
        <text:list-item>
          <text:p text:style-name="P10">selectionner le fichier « janus-kernel-0.5-with-dependencies.jar » précédemment téléchargé</text:p>
        </text:list-item>
        <text:list-item>
          <text:p text:style-name="P10">cliquer sur Finish</text:p>
        </text:list-item>
      </text:list>
      <text:list xml:id="list35495700" text:style-name="L3">
        <text:list-item>
          <text:p text:style-name="P11">Créer un nouveau Package (cliquer droit sur le projet « HelloBetweenAgent »/New/Package)</text:p>
        </text:list-item>
        <text:list-item>
          <text:p text:style-name="P11">Choisir un nom pour le package : (exemple : org.favedave.hello ), cliquer sur Finish</text:p>
        </text:list-item>
        <text:list-item>
          <text:p text:style-name="P11">Créer une nouvelle class (cliquer droit sur le package org.favedave.hello/New/Class)</text:p>
        </text:list-item>
      </text:list>
      <text:list xml:id="list35497026" text:style-name="L4">
        <text:list-item>
          <text:p text:style-name="P14">Donner un nom à cette classe (exemlpe : AgentA)</text:p>
        </text:list-item>
        <text:list-item>
          <text:p text:style-name="P14">Remplacez le code de votre classe AgentA par celui-ci :</text:p>
        </text:list-item>
      </text:list>
      <text:p text:style-name="P2"/>
      <table:table table:name="Tableau1" table:style-name="Tableau1">
        <table:table-column table:style-name="Tableau1.A"/>
        <table:table-row>
          <table:table-cell table:style-name="Tableau1.A1" office:value-type="string">
            <text:p text:style-name="P4"><text:span text:style-name="T4">package</text:span><text:span text:style-name="T1"> org.favedave.hello;</text:span></text:p>
            <text:p text:style-name="P4"/>
            <text:p text:style-name="P4"><text:span text:style-name="T4">import</text:span><text:span text:style-name="T1"> org.janusproject.kernel.agent.Agent;</text:span></text:p>
            <text:p text:style-name="P4"><text:span text:style-name="T4">import</text:span><text:span text:style-name="T1"> org.janusproject.kernel.message.Message;</text:span></text:p>
            <text:p text:style-name="P4"><text:span text:style-name="T4">import</text:span><text:span text:style-name="T1"> org.janusproject.kernel.message.StringMessage;</text:span></text:p>
            <text:p text:style-name="P4"><text:span text:style-name="T4">import</text:span><text:span text:style-name="T1"> org.janusproject.kernel.status.Status;</text:span></text:p>
            <text:p text:style-name="P4"/>
            <text:p text:style-name="P4"><text:span text:style-name="T4">public</text:span><text:span text:style-name="T1"> </text:span><text:span text:style-name="T4">class</text:span><text:span text:style-name="T1"> </text:span><text:span text:style-name="T2">AgentA</text:span><text:span text:style-name="T1"> </text:span><text:span text:style-name="T4">extends</text:span><text:span text:style-name="T1"> Agent {</text:span></text:p>
            <text:p text:style-name="P4"><text:span text:style-name="T1"><text:tab/> <text:s/></text:span><text:span text:style-name="T4">private</text:span><text:span text:style-name="T1"> </text:span><text:span text:style-name="T4">static</text:span><text:span text:style-name="T1"> </text:span><text:span text:style-name="T4">enum</text:span><text:span text:style-name="T1"> State {</text:span></text:p>
            <text:p text:style-name="P4"><text:span text:style-name="T1"><text:tab/> <text:s text:c="4"/></text:span><text:span text:style-name="T7">PRESENTATION</text:span><text:span text:style-name="T1">, </text:span><text:span text:style-name="T7">WAIT_FOR_WELCOME</text:span><text:span text:style-name="T1">;</text:span></text:p>
            <text:p text:style-name="P5"><text:tab/> <text:s/>}</text:p>
            <text:p text:style-name="P4"><text:span text:style-name="T1"><text:tab/> <text:s/></text:span><text:span text:style-name="T4">private</text:span><text:span text:style-name="T1"> State </text:span><text:span text:style-name="T6">state</text:span><text:span text:style-name="T1">;</text:span></text:p>
            <text:p text:style-name="P4"><text:span text:style-name="T1"><text:tab/> <text:s/></text:span><text:span text:style-name="T4">public</text:span><text:span text:style-name="T1"> Status activate(Object... parameters) {</text:span></text:p>
            <text:p text:style-name="P4"><text:span text:style-name="T1"><text:tab/> <text:s text:c="3"/></text:span><text:span text:style-name="T4">this</text:span><text:span text:style-name="T1">.</text:span><text:span text:style-name="T6">state</text:span><text:span text:style-name="T1"> = State.</text:span><text:span text:style-name="T7">PRESENTATION</text:span><text:span text:style-name="T1">;</text:span></text:p>
            <text:p text:style-name="P4"><text:span text:style-name="T1"><text:tab/> <text:s text:c="3"/></text:span><text:span text:style-name="T4">return</text:span><text:span text:style-name="T1"> </text:span><text:span text:style-name="T4">null</text:span><text:span text:style-name="T1">;</text:span></text:p>
            <text:p text:style-name="P5"><text:tab/> <text:s/>}</text:p>
            <text:p text:style-name="P4"><text:span text:style-name="T1"><text:tab/> <text:s/></text:span><text:span text:style-name="T4">public</text:span><text:span text:style-name="T1"> Status live() {</text:span></text:p>
            <text:p text:style-name="P4"><text:span text:style-name="T1"><text:tab/> <text:s text:c="3"/></text:span><text:span text:style-name="T4">switch</text:span><text:span text:style-name="T1">(</text:span><text:span text:style-name="T4">this</text:span><text:span text:style-name="T1">.</text:span><text:span text:style-name="T6">state</text:span><text:span text:style-name="T1">) {</text:span></text:p>
            <text:p text:style-name="P4"><text:span text:style-name="T1"><text:tab/> <text:s text:c="3"/></text:span><text:span text:style-name="T4">case</text:span><text:span text:style-name="T1"> </text:span><text:span text:style-name="T7">PRESENTATION</text:span><text:span text:style-name="T1">:</text:span></text:p>
            <text:p text:style-name="P4"><text:span text:style-name="T1"><text:tab/> <text:s text:c="5"/>broadcastMessage(</text:span><text:span text:style-name="T4">new</text:span><text:span text:style-name="T1"> StringMessage(</text:span><text:span text:style-name="T5">"hello"</text:span><text:span text:style-name="T1">) );</text:span></text:p>
            <text:p text:style-name="P4"><text:span text:style-name="T1"><text:tab/> <text:s text:c="5"/></text:span><text:span text:style-name="T4">this</text:span><text:span text:style-name="T1">.</text:span><text:span text:style-name="T6">state</text:span><text:span text:style-name="T1"> = State.</text:span><text:span text:style-name="T7">WAIT_FOR_WELCOME</text:span><text:span text:style-name="T1">;</text:span></text:p>
            <text:p text:style-name="P4"><text:span text:style-name="T1"><text:tab/> <text:s text:c="5"/></text:span><text:span text:style-name="T4">break</text:span><text:span text:style-name="T1">;</text:span></text:p>
            <text:p text:style-name="P4"><text:span text:style-name="T1"><text:tab/> <text:s text:c="3"/></text:span><text:span text:style-name="T4">case</text:span><text:span text:style-name="T1"> </text:span><text:span text:style-name="T7">WAIT_FOR_WELCOME</text:span><text:span text:style-name="T1">:</text:span></text:p>
            <text:p text:style-name="P4"><text:span text:style-name="T1"><text:tab/> <text:s text:c="5"/></text:span><text:span text:style-name="T4">for</text:span><text:span text:style-name="T1">(Message m : getMessages()) {</text:span></text:p>
            <text:p text:style-name="P4"><text:span text:style-name="T1"><text:tab/> <text:s text:c="8"/></text:span><text:span text:style-name="T4">if</text:span><text:span text:style-name="T1"> (m </text:span><text:span text:style-name="T4">instanceof</text:span><text:span text:style-name="T1"> StringMessage &amp;&amp;</text:span></text:p>
            <text:p text:style-name="P4"><text:span text:style-name="T1"><text:tab/> <text:s text:c="12"/>((StringMessage)m).getContent().equals(</text:span><text:span text:style-name="T5">"welcome"</text:span><text:span text:style-name="T1">)) {</text:span></text:p>
            <text:p text:style-name="P4"><text:span text:style-name="T1"><text:tab/> <text:s text:c="10"/></text:span><text:span text:style-name="T8">// Someone welcome me</text:span></text:p>
            <text:p text:style-name="P5"><text:tab/> <text:s text:c="10"/>killMe();</text:p>
            <text:p text:style-name="P5"><text:tab/> <text:s text:c="8"/>}</text:p>
            <text:p text:style-name="P5"><text:tab/> <text:s text:c="5"/>}</text:p>
            <text:p text:style-name="P4"><text:span text:style-name="T1"><text:tab/> <text:s text:c="5"/></text:span><text:span text:style-name="T4">break</text:span><text:span text:style-name="T1">;</text:span></text:p>
            <text:p text:style-name="P5"><text:tab/> <text:s text:c="3"/>}</text:p>
            <text:p text:style-name="P4"><text:span text:style-name="T1"><text:tab/> <text:s text:c="3"/></text:span><text:span text:style-name="T4">return</text:span><text:span text:style-name="T1"> </text:span><text:span text:style-name="T4">null</text:span><text:span text:style-name="T1">;</text:span></text:p>
            <text:p text:style-name="P5"><text:tab/> <text:s/>}</text:p>
            <text:p text:style-name="P5"><text:tab/>}</text:p>
          </table:table-cell>
        </table:table-row>
        <text:soft-page-break/>
        <table:table-row>
          <table:table-cell table:style-name="Tableau1.A2" office:value-type="string">
            <text:p text:style-name="P8">Code de la classe AgentA</text:p>
          </table:table-cell>
        </table:table-row>
      </table:table>
      <text:p text:style-name="P2"/>
      <text:p text:style-name="P3">Cet classe permet de créer un nouvel AgentA qui se présente en envoyany un message broadcast <text:s/>dont le contenu est « hello », ensuite son status change et il patiente jusqu'à recevoir le message « welcome ».</text:p>
      <text:p text:style-name="P3"/>
      <text:list xml:id="list35498829" text:style-name="L5">
        <text:list-item>
          <text:p text:style-name="P20">Création d'une nouvelle classe AgentB pour répondre à AgentA  (cliquer droit sur le package org.favedave.hello/New/Class)</text:p>
        </text:list-item>
      </text:list>
      <text:list xml:id="list35513164" text:style-name="L6">
        <text:list-item>
          <text:p text:style-name="P12">Donner un nom à cette nouvelle classe (exemlpe : AgentB)</text:p>
        </text:list-item>
        <text:list-item>
          <text:p text:style-name="P12">Remplacez le code de votre classe AgentB par celui-ci :</text:p>
        </text:list-item>
      </text:list>
      <text:p text:style-name="Standard"/>
      <table:table table:name="Tableau2" table:style-name="Tableau2">
        <table:table-column table:style-name="Tableau2.A"/>
        <table:table-row>
          <table:table-cell table:style-name="Tableau2.A1" office:value-type="string">
            <text:p text:style-name="P7"><text:span text:style-name="T4">package</text:span><text:span text:style-name="T1"> org.favedave.hello;</text:span></text:p>
            <text:p text:style-name="P4"/>
            <text:p text:style-name="P4"><text:span text:style-name="T4">import</text:span><text:span text:style-name="T1"> org.janusproject.kernel.agent.Agent;</text:span></text:p>
            <text:p text:style-name="P4"><text:span text:style-name="T4">import</text:span><text:span text:style-name="T1"> org.janusproject.kernel.message.Message;</text:span></text:p>
            <text:p text:style-name="P4"><text:span text:style-name="T4">import</text:span><text:span text:style-name="T1"> org.janusproject.kernel.message.StringMessage;</text:span></text:p>
            <text:p text:style-name="P4"><text:span text:style-name="T4">import</text:span><text:span text:style-name="T1"> org.janusproject.kernel.status.Status;</text:span></text:p>
            <text:p text:style-name="P4"/>
            <text:p text:style-name="P4"><text:span text:style-name="T4">public</text:span><text:span text:style-name="T1"> </text:span><text:span text:style-name="T4">class</text:span><text:span text:style-name="T1"> </text:span><text:span text:style-name="T2">AgentB</text:span><text:span text:style-name="T1"> </text:span><text:span text:style-name="T4">extends</text:span><text:span text:style-name="T1"> Agent {</text:span></text:p>
            <text:p text:style-name="P4"><text:span text:style-name="T1"><text:tab/> <text:s/></text:span><text:span text:style-name="T4">public</text:span><text:span text:style-name="T1"> Status live() {</text:span></text:p>
            <text:p text:style-name="P4"><text:span text:style-name="T1"><text:tab/> <text:s text:c="3"/></text:span><text:span text:style-name="T4">for</text:span><text:span text:style-name="T1">(Message m : getMessages()) {</text:span></text:p>
            <text:p text:style-name="P4"><text:span text:style-name="T1"><text:tab/> <text:s text:c="5"/></text:span><text:span text:style-name="T4">if</text:span><text:span text:style-name="T1"> (m </text:span><text:span text:style-name="T4">instanceof</text:span><text:span text:style-name="T1"> StringMessage &amp;&amp;</text:span></text:p>
            <text:p text:style-name="P4"><text:span text:style-name="T1"><text:tab/> <text:s text:c="9"/>((StringMessage)m).getContent().equals(</text:span><text:span text:style-name="T5">"hello"</text:span><text:span text:style-name="T1">)) {</text:span></text:p>
            <text:p text:style-name="P4"><text:span text:style-name="T1"><text:tab/> <text:s text:c="7"/>replyToMessage(m, </text:span><text:span text:style-name="T4">new</text:span><text:span text:style-name="T1"> StringMessage(</text:span><text:span text:style-name="T5">"welcome"</text:span><text:span text:style-name="T1">));</text:span></text:p>
            <text:p text:style-name="P5"><text:tab/> <text:s text:c="5"/>}</text:p>
            <text:p text:style-name="P5"><text:tab/> <text:s text:c="3"/>}</text:p>
            <text:p text:style-name="P4"><text:span text:style-name="T1"><text:tab/> <text:s text:c="3"/></text:span><text:span text:style-name="T4">return</text:span><text:span text:style-name="T1"> </text:span><text:span text:style-name="T4">null</text:span><text:span text:style-name="T1">;</text:span></text:p>
            <text:p text:style-name="P5"><text:tab/> <text:s/>}</text:p>
            <text:p text:style-name="P5"><text:tab/>}</text:p>
            <text:p text:style-name="Table_20_Contents"/>
          </table:table-cell>
        </table:table-row>
        <table:table-row>
          <table:table-cell table:style-name="Tableau2.A2" office:value-type="string">
            <text:p text:style-name="P8">Code de la classe AgentB</text:p>
          </table:table-cell>
        </table:table-row>
      </table:table>
      <text:p text:style-name="Standard"/>
      <text:list xml:id="list35564948" text:continue-list="list35498829" text:style-name="L5">
        <text:list-item>
          <text:p text:style-name="P20">Créer une nouvelle classe MainProgram permettant de lancer ces deux agents (cliquer droit sur le package org.favedave.hello/New/Class)</text:p>
        </text:list-item>
      </text:list>
      <text:list xml:id="list35512867" text:style-name="L7">
        <text:list-item>
          <text:p text:style-name="P15">Donner un nom à cette nouvelle classe (exemlpe : MainProgram)</text:p>
        </text:list-item>
        <text:list-item>
          <text:p text:style-name="P15">Remplacez le code de votre classe MainProgram par celui-ci :</text:p>
        </text:list-item>
      </text:list>
      <text:p text:style-name="Standard"/>
      <table:table table:name="Tableau3" table:style-name="Tableau3">
        <table:table-column table:style-name="Tableau3.A"/>
        <table:table-row>
          <table:table-cell table:style-name="Tableau3.A1" office:value-type="string">
            <text:p text:style-name="P4"><text:span text:style-name="T4">package</text:span><text:span text:style-name="T1"> org.favedave.hello;</text:span></text:p>
            <text:p text:style-name="P4"/>
            <text:p text:style-name="P4"/>
            <text:p text:style-name="P4"><text:span text:style-name="T4">import</text:span><text:span text:style-name="T1"> org.janusproject.kernel.Kernel;</text:span></text:p>
            <text:p text:style-name="P4"><text:span text:style-name="T4">import</text:span><text:span text:style-name="T1"> org.janusproject.kernel.agent.Kernels;</text:span></text:p>
            <text:p text:style-name="P5"><text:s/></text:p>
            <text:p text:style-name="P4"><text:span text:style-name="T4">public</text:span><text:span text:style-name="T1"> </text:span><text:span text:style-name="T4">class</text:span><text:span text:style-name="T1"> MainProgram {</text:span></text:p>
            <text:p text:style-name="P5"><text:s/></text:p>
            <text:p text:style-name="P4"><text:span text:style-name="T1"><text:tab/></text:span><text:span text:style-name="T4">public</text:span><text:span text:style-name="T1"> </text:span><text:span text:style-name="T4">static</text:span><text:span text:style-name="T1"> </text:span><text:span text:style-name="T4">void</text:span><text:span text:style-name="T1"> main(String[] args) {</text:span></text:p>
            <text:p text:style-name="P4"><text:span text:style-name="T1"><text:tab/><text:tab/></text:span><text:span text:style-name="T8">//HelloTestAgent t = new HelloTestAgent();</text:span></text:p>
            <text:p text:style-name="P4"><text:span text:style-name="T1"><text:tab/><text:tab/>AgentA a = </text:span><text:span text:style-name="T4">new</text:span><text:span text:style-name="T1"> AgentA();</text:span></text:p>
            <text:p text:style-name="P4"><text:span text:style-name="T1"><text:tab/><text:tab/>AgentB b = </text:span><text:span text:style-name="T4">new</text:span><text:span text:style-name="T1"> AgentB();</text:span></text:p>
            <text:p text:style-name="P5"><text:tab/><text:tab/></text:p>
            <text:p text:style-name="P5"><text:tab/><text:tab/>Kernel k = Kernels.<text:span text:style-name="T9">get</text:span>();</text:p>
            <text:p text:style-name="P5"><text:tab/><text:tab/>k.launchLightAgent(b);</text:p>
            <text:p text:style-name="P5"><text:tab/><text:tab/>k.launchLightAgent(a);</text:p>
            <text:p text:style-name="P5"><text:tab/>}</text:p>
            <text:p text:style-name="P5"><text:s/></text:p>
            <text:p text:style-name="P5">}</text:p>
          </table:table-cell>
        </table:table-row>
        <text:soft-page-break/>
        <table:table-row>
          <table:table-cell table:style-name="Tableau3.A2" office:value-type="string">
            <text:p text:style-name="P8">Code de la classe MainProgram</text:p>
          </table:table-cell>
        </table:table-row>
      </table:table>
      <text:p text:style-name="P3"/>
      <text:list xml:id="list35522414" text:style-name="L8">
        <text:list-item>
          <text:p text:style-name="P13">L'exécution du code de ces trois classes devrait vous faire apparaître dans la console un truc du style, c'est le code minimal pour faire communiquer deux agents.<text:line-break/></text:p>
        </text:list-item>
      </text:list>
      <table:table table:name="Tableau4" table:style-name="Tableau4">
        <table:table-column table:style-name="Tableau4.A"/>
        <table:table-row>
          <table:table-cell table:style-name="Tableau4.A1" office:value-type="string">
            <text:p text:style-name="P6">21 avr. 2013 14:39:47 | Noyau&lt;dee0çd71-db4e-45d5-ab33-6123954735ac&gt; | INFO : Plate-forme Multiagent Janus 0.5.</text:p>
            <text:p text:style-name="P6">Copyright (C) 2004-2012 Janus Core Developers.</text:p>
            <text:p text:style-name="P6">Ce programme est fourni SANS AUCUNE GARANTIE; pour les détails, veuillez vous reporter au site Internet $Website$.</text:p>
            <text:p text:style-name="P6">Janus est un logiciel libre, et vous êtes cordialement invité à le redistributer sous les conditions indiquées dans le contrat de license.</text:p>
            <text:p text:style-name="Table_20_Contents"/>
          </table:table-cell>
        </table:table-row>
        <table:table-row>
          <table:table-cell table:style-name="Tableau4.A2" office:value-type="string">
            <text:p text:style-name="Table_20_Contents">Affichage dans la console d'Eclipse</text:p>
          </table:table-cell>
        </table:table-row>
      </table:table>
      <text:list xml:id="list35548070" text:continue-numbering="true" text:style-name="L8">
        <text:list-header>
          <text:p text:style-name="P13"><text:line-break/>C'est déjà un bon signe : le noyau se lance, mais on ne sait pas ce que font vraiment les Agents, on va donc rajouter quelques lignes pour que les Agents nous informent de leur actions, ce sont des lignes « print » et ajouter une méthode activate à l'AgentB</text:p>
        </text:list-header>
      </text:list>
      <text:p text:style-name="Standard"/>
      <text:p text:style-name="Standard">Voici le code avec affichage des actions par les agents :</text:p>
      <text:p text:style-name="Standard"/>
      <text:p text:style-name="Standard">AgentA :</text:p>
      <table:table table:name="Tableau5" table:style-name="Tableau5">
        <table:table-column table:style-name="Tableau5.A"/>
        <table:table-row>
          <table:table-cell table:style-name="Tableau5.A1" office:value-type="string">
            <text:p text:style-name="P18"><text:span text:style-name="T4">package</text:span><text:span text:style-name="T1"> org.favedave.hello;</text:span></text:p>
            <text:p text:style-name="P18"/>
            <text:p text:style-name="P18"><text:span text:style-name="T4">import</text:span><text:span text:style-name="T1"> org.janusproject.kernel.address.AgentAddress;</text:span></text:p>
            <text:p text:style-name="P18"><text:span text:style-name="T4">import</text:span><text:span text:style-name="T1"> org.janusproject.kernel.agent.Agent;</text:span></text:p>
            <text:p text:style-name="P18"><text:span text:style-name="T4">import</text:span><text:span text:style-name="T1"> org.janusproject.kernel.message.Message;</text:span></text:p>
            <text:p text:style-name="P18"><text:span text:style-name="T4">import</text:span><text:span text:style-name="T1"> org.janusproject.kernel.message.StringMessage;</text:span></text:p>
            <text:p text:style-name="P18"><text:span text:style-name="T4">import</text:span><text:span text:style-name="T1"> org.janusproject.kernel.status.Status;</text:span></text:p>
            <text:p text:style-name="P18"/>
            <text:p text:style-name="P18"><text:span text:style-name="T4">public</text:span><text:span text:style-name="T1"> </text:span><text:span text:style-name="T4">class</text:span><text:span text:style-name="T1"> </text:span><text:span text:style-name="T2">AgentA</text:span><text:span text:style-name="T1"> </text:span><text:span text:style-name="T4">extends</text:span><text:span text:style-name="T1"> Agent {</text:span></text:p>
            <text:p text:style-name="P18"><text:span text:style-name="T1"><text:tab/> <text:s/></text:span><text:span text:style-name="T4">private</text:span><text:span text:style-name="T1"> </text:span><text:span text:style-name="T4">static</text:span><text:span text:style-name="T1"> </text:span><text:span text:style-name="T4">enum</text:span><text:span text:style-name="T1"> State {</text:span></text:p>
            <text:p text:style-name="P18"><text:span text:style-name="T1"><text:tab/> <text:s text:c="4"/></text:span><text:span text:style-name="T7">PRESENTATION</text:span><text:span text:style-name="T1">, </text:span><text:span text:style-name="T7">WAIT_FOR_WELCOME</text:span><text:span text:style-name="T1">;</text:span></text:p>
            <text:p text:style-name="P17"><text:tab/> <text:s/>}</text:p>
            <text:p text:style-name="P18"><text:span text:style-name="T1"><text:tab/> <text:s/></text:span><text:span text:style-name="T4">private</text:span><text:span text:style-name="T1"> State </text:span><text:span text:style-name="T6">state</text:span><text:span text:style-name="T1">;</text:span></text:p>
            <text:p text:style-name="P18"><text:span text:style-name="T1"><text:tab/> <text:s/></text:span><text:span text:style-name="T4">public</text:span><text:span text:style-name="T1"> Status activate(Object... parameters) {</text:span></text:p>
            <text:p text:style-name="P18"><text:span text:style-name="T1"><text:tab/> <text:s text:c="3"/></text:span><text:span text:style-name="T4">this</text:span><text:span text:style-name="T1">.</text:span><text:span text:style-name="T6">state</text:span><text:span text:style-name="T1"> = State.</text:span><text:span text:style-name="T7">PRESENTATION</text:span><text:span text:style-name="T1">;</text:span></text:p>
            <text:p text:style-name="P18"><text:span text:style-name="T1"><text:tab/> <text:s text:c="3"/>print (</text:span><text:span text:style-name="T5">"Je me présente"</text:span><text:span text:style-name="T1">);</text:span></text:p>
            <text:p text:style-name="P18"><text:span text:style-name="T1"><text:tab/> <text:s text:c="3"/></text:span><text:span text:style-name="T4">return</text:span><text:span text:style-name="T1"> </text:span><text:span text:style-name="T4">null</text:span><text:span text:style-name="T1">;</text:span></text:p>
            <text:p text:style-name="P17"><text:tab/> <text:s/>}</text:p>
            <text:p text:style-name="P18"><text:span text:style-name="T1"><text:tab/> <text:s/></text:span><text:span text:style-name="T4">public</text:span><text:span text:style-name="T1"> Status live() {</text:span></text:p>
            <text:p text:style-name="P18"><text:span text:style-name="T1"><text:tab/> <text:s text:c="3"/></text:span><text:span text:style-name="T4">switch</text:span><text:span text:style-name="T1">(</text:span><text:span text:style-name="T4">this</text:span><text:span text:style-name="T1">.</text:span><text:span text:style-name="T6">state</text:span><text:span text:style-name="T1">) {</text:span></text:p>
            <text:p text:style-name="P18"><text:span text:style-name="T1"><text:tab/> <text:s text:c="3"/></text:span><text:span text:style-name="T4">case</text:span><text:span text:style-name="T1"> </text:span><text:span text:style-name="T7">PRESENTATION</text:span><text:span text:style-name="T1">:</text:span></text:p>
            <text:p text:style-name="P18"><text:span text:style-name="T1"><text:tab/> <text:s text:c="5"/>broadcastMessage(</text:span><text:span text:style-name="T4">new</text:span><text:span text:style-name="T1"> StringMessage(</text:span><text:span text:style-name="T5">"hello"</text:span><text:span text:style-name="T1">) );</text:span></text:p>
            <text:p text:style-name="P18"><text:span text:style-name="T1"><text:tab/> <text:s text:c="5"/>print(</text:span><text:span text:style-name="T5">"j'envoie un message hello"</text:span><text:span text:style-name="T1">);</text:span></text:p>
            <text:p text:style-name="P18"><text:span text:style-name="T1"><text:tab/> <text:s text:c="5"/></text:span><text:span text:style-name="T4">this</text:span><text:span text:style-name="T1">.</text:span><text:span text:style-name="T6">state</text:span><text:span text:style-name="T1"> = State.</text:span><text:span text:style-name="T7">WAIT_FOR_WELCOME</text:span><text:span text:style-name="T1">;</text:span></text:p>
            <text:p text:style-name="P18"><text:span text:style-name="T1"><text:tab/> <text:s text:c="5"/></text:span><text:span text:style-name="T4">break</text:span><text:span text:style-name="T1">;</text:span></text:p>
            <text:p text:style-name="P18"><text:span text:style-name="T1"><text:tab/> <text:s text:c="3"/></text:span><text:span text:style-name="T4">case</text:span><text:span text:style-name="T1"> </text:span><text:span text:style-name="T7">WAIT_FOR_WELCOME</text:span><text:span text:style-name="T1">:</text:span></text:p>
            <text:p text:style-name="P18"><text:span text:style-name="T1"><text:tab/> <text:s text:c="3"/><text:tab/>print (</text:span><text:span text:style-name="T5">"j'attend en retour un message de bienvenue"</text:span><text:span text:style-name="T1">);</text:span></text:p>
            <text:p text:style-name="P18"><text:span text:style-name="T1"><text:tab/> <text:s text:c="5"/></text:span><text:span text:style-name="T4">for</text:span><text:span text:style-name="T1">(Message m : getMessages()) {</text:span></text:p>
            <text:p text:style-name="P18"><text:span text:style-name="T1"><text:tab/> <text:s text:c="3"/><text:tab/> <text:s/>print (</text:span><text:span text:style-name="T5">"Oh! j'ai des messages!"</text:span><text:span text:style-name="T1">);</text:span></text:p>
            <text:p text:style-name="P18"><text:span text:style-name="T1"><text:tab/> <text:s text:c="3"/><text:tab/></text:span><text:span text:style-name="T8">// print (m);</text:span></text:p>
            <text:p text:style-name="P18"><text:span text:style-name="T1"><text:tab/> <text:s text:c="8"/></text:span><text:span text:style-name="T4">if</text:span><text:span text:style-name="T1"> (m </text:span><text:span text:style-name="T4">instanceof</text:span><text:span text:style-name="T1"> StringMessage &amp;&amp;</text:span></text:p>
            <text:p text:style-name="P18"><text:span text:style-name="T1"><text:tab/> <text:s text:c="12"/>((StringMessage)m).getContent().equals(</text:span><text:span text:style-name="T5">"welcome"</text:span><text:span text:style-name="T1">)) {</text:span></text:p>
            <text:p text:style-name="P18"><text:span text:style-name="T1"><text:tab/> <text:s text:c="10"/></text:span><text:span text:style-name="T8">// Someone welcome me</text:span></text:p>
            <text:p text:style-name="P17"><text:soft-page-break/><text:tab/> <text:s text:c="7"/><text:tab/> AgentAddress a = (AgentAddress)m.getSender();</text:p>
            <text:p text:style-name="P18"><text:span text:style-name="T1"><text:tab/> <text:s text:c="7"/><text:tab/> print (</text:span><text:span text:style-name="T5">"Oh! j'ai un message qui dit '"</text:span><text:span text:style-name="T1">+((StringMessage)m).getContent()+</text:span><text:span text:style-name="T5">"' en provenance de "</text:span><text:span text:style-name="T1">+a+</text:span><text:span text:style-name="T5">" !"</text:span><text:span text:style-name="T1">);</text:span></text:p>
            <text:p text:style-name="P17"><text:tab/> <text:s text:c="10"/>killMe();</text:p>
            <text:p text:style-name="P18"><text:span text:style-name="T1"><text:tab/> <text:s text:c="7"/><text:tab/> print (</text:span><text:span text:style-name="T5">"c'est bon, le test est terminé, je peux me tuer... ARRggggHHH !!!"</text:span><text:span text:style-name="T1">);</text:span></text:p>
            <text:p text:style-name="P17"><text:tab/> <text:s text:c="8"/>}</text:p>
            <text:p text:style-name="P17"><text:tab/> <text:s text:c="5"/>}</text:p>
            <text:p text:style-name="P18"><text:span text:style-name="T1"><text:tab/> <text:s text:c="5"/></text:span><text:span text:style-name="T4">break</text:span><text:span text:style-name="T1">;</text:span></text:p>
            <text:p text:style-name="P17"><text:tab/> <text:s text:c="3"/>}</text:p>
            <text:p text:style-name="P18"><text:span text:style-name="T1"><text:tab/> <text:s text:c="3"/></text:span><text:span text:style-name="T4">return</text:span><text:span text:style-name="T1"> </text:span><text:span text:style-name="T4">null</text:span><text:span text:style-name="T1">;</text:span></text:p>
            <text:p text:style-name="P17"><text:tab/> <text:s/>}</text:p>
            <text:p text:style-name="P19"><text:span text:style-name="T3"><text:tab/>}</text:span></text:p>
          </table:table-cell>
        </table:table-row>
        <table:table-row>
          <table:table-cell table:style-name="Tableau5.A2" office:value-type="string">
            <text:p text:style-name="P8">Code AgentA bavard</text:p>
          </table:table-cell>
        </table:table-row>
      </table:table>
      <text:p text:style-name="Standard"/>
      <text:p text:style-name="Standard">AgentB :</text:p>
      <text:p text:style-name="Standard"/>
      <table:table table:name="Tableau6" table:style-name="Tableau6">
        <table:table-column table:style-name="Tableau6.A"/>
        <table:table-row>
          <table:table-cell table:style-name="Tableau6.A1" office:value-type="string">
            <text:p text:style-name="P18"><text:span text:style-name="T4">package</text:span><text:span text:style-name="T1"> org.favedave.hello;</text:span></text:p>
            <text:p text:style-name="P18"/>
            <text:p text:style-name="P18"/>
            <text:p text:style-name="P18"><text:span text:style-name="T4">import</text:span><text:span text:style-name="T1"> org.janusproject.kernel.address.AgentAddress;</text:span></text:p>
            <text:p text:style-name="P18"><text:span text:style-name="T4">import</text:span><text:span text:style-name="T1"> org.janusproject.kernel.agent.Agent;</text:span></text:p>
            <text:p text:style-name="P18"><text:span text:style-name="T4">import</text:span><text:span text:style-name="T1"> org.janusproject.kernel.message.Message;</text:span></text:p>
            <text:p text:style-name="P18"><text:span text:style-name="T4">import</text:span><text:span text:style-name="T1"> org.janusproject.kernel.message.StringMessage;</text:span></text:p>
            <text:p text:style-name="P18"><text:span text:style-name="T4">import</text:span><text:span text:style-name="T1"> org.janusproject.kernel.status.Status;</text:span></text:p>
            <text:p text:style-name="P18"/>
            <text:p text:style-name="P18"><text:span text:style-name="T4">public</text:span><text:span text:style-name="T1"> </text:span><text:span text:style-name="T4">class</text:span><text:span text:style-name="T1"> </text:span><text:span text:style-name="T2">AgentB</text:span><text:span text:style-name="T1"> </text:span><text:span text:style-name="T4">extends</text:span><text:span text:style-name="T1"> Agent {</text:span></text:p>
            <text:p text:style-name="P18"><text:span text:style-name="T1"><text:tab/> <text:s/></text:span><text:span text:style-name="T4">public</text:span><text:span text:style-name="T1"> Status activate(Object... parameters) {</text:span></text:p>
            <text:p text:style-name="P18"><text:span text:style-name="T1"><text:tab/><text:tab/> <text:s text:c="3"/>print (</text:span><text:span text:style-name="T5">"Je me présente"</text:span><text:span text:style-name="T1">);</text:span></text:p>
            <text:p text:style-name="P18"><text:span text:style-name="T1"><text:tab/><text:tab/> <text:s text:c="3"/></text:span><text:span text:style-name="T4">return</text:span><text:span text:style-name="T1"> </text:span><text:span text:style-name="T4">null</text:span><text:span text:style-name="T1">;</text:span></text:p>
            <text:p text:style-name="P17"><text:tab/><text:tab/> <text:s/>}</text:p>
            <text:p text:style-name="P18"><text:span text:style-name="T1"><text:tab/> <text:s/></text:span><text:span text:style-name="T4">public</text:span><text:span text:style-name="T1"> Status live() {</text:span></text:p>
            <text:p text:style-name="P18"><text:span text:style-name="T1"><text:tab/> <text:s text:c="3"/></text:span><text:span text:style-name="T4">for</text:span><text:span text:style-name="T1">(Message m : getMessages()) {</text:span></text:p>
            <text:p text:style-name="P18"><text:span text:style-name="T1"><text:tab/> <text:s text:c="3"/><text:tab/>print (</text:span><text:span text:style-name="T5">"Tiens ! j'ai du courrier!"</text:span><text:span text:style-name="T1">);</text:span></text:p>
            <text:p text:style-name="P18"><text:span text:style-name="T1"><text:tab/> <text:s text:c="5"/></text:span><text:span text:style-name="T4">if</text:span><text:span text:style-name="T1"> (m </text:span><text:span text:style-name="T4">instanceof</text:span><text:span text:style-name="T1"> StringMessage &amp;&amp;</text:span></text:p>
            <text:p text:style-name="P18"><text:span text:style-name="T1"><text:tab/> <text:s text:c="9"/>((StringMessage)m).getContent().equals(</text:span><text:span text:style-name="T5">"hello"</text:span><text:span text:style-name="T1">)) {</text:span></text:p>
            <text:p text:style-name="P18"><text:span text:style-name="T1"><text:tab/> <text:s text:c="7"/>replyToMessage(m, </text:span><text:span text:style-name="T4">new</text:span><text:span text:style-name="T1"> StringMessage(</text:span><text:span text:style-name="T5">"welcome"</text:span><text:span text:style-name="T1">));</text:span></text:p>
            <text:p text:style-name="P17"><text:tab/> <text:s text:c="7"/>AgentAddress a = (AgentAddress)m.getSender();</text:p>
            <text:p text:style-name="P18"><text:span text:style-name="T1"><text:tab/> <text:s text:c="7"/>print (</text:span><text:span text:style-name="T5">"J'ai reçu un message qui dit 'hello' en provenance de "</text:span><text:span text:style-name="T1">+a);</text:span></text:p>
            <text:p text:style-name="P18"><text:span text:style-name="T1"><text:tab/> <text:s text:c="7"/>print (</text:span><text:span text:style-name="T5">"Je lui répond 'welcome'"</text:span><text:span text:style-name="T1">);</text:span></text:p>
            <text:p text:style-name="P17"><text:tab/> <text:s text:c="5"/>}</text:p>
            <text:p text:style-name="P17"><text:tab/> <text:s text:c="3"/>}</text:p>
            <text:p text:style-name="P18"><text:span text:style-name="T1"><text:tab/> <text:s text:c="3"/></text:span><text:span text:style-name="T4">return</text:span><text:span text:style-name="T1"> </text:span><text:span text:style-name="T4">null</text:span><text:span text:style-name="T1">;</text:span></text:p>
            <text:p text:style-name="P17"><text:tab/> <text:s/>}</text:p>
            <text:p text:style-name="P19"><text:span text:style-name="T3"><text:tab/>}</text:span></text:p>
          </table:table-cell>
        </table:table-row>
        <table:table-row>
          <table:table-cell table:style-name="Tableau6.A2" office:value-type="string">
            <text:p text:style-name="P8">Code AgentB bavard</text:p>
          </table:table-cell>
        </table:table-row>
      </table:table>
      <text:p text:style-name="Standard"/>
      <text:p text:style-name="Standard">Le code de la classe MainProgram n'est pas modifiée.</text:p>
      <text:p text:style-name="Standard"/>
      <text:p text:style-name="Standard"/>
      <text:list xml:id="list35540084" text:continue-numbering="true" text:style-name="L8">
        <text:list-item>
          <text:p text:style-name="P13">Un petit bug ? Lorsque l'AgentA est tué, il lui arrive encore, apparement de parler (une fois sur 2)  : </text:p>
        </text:list-item>
      </text:list>
      <text:p text:style-name="P1">[...]</text:p>
      <text:p text:style-name="P6">21 avr. 2013 15:09:57 | Agent&lt;Aristide,2cf4c640-5acd-4f45-9d9d-67c9e73ac028&gt; | INFO : Oh! j'ai un message qui dit 'welcome' en provenance de Bernard::de3135e9-cf15-42ee-9a06-2f04ce69d0dc !</text:p>
      <text:p text:style-name="P6">21 avr. 2013 15:09:57 | Agent&lt;Aristide,2cf4c640-5acd-4f45-9d9d-67c9e73ac028&gt; | INFO : <text:soft-page-break/><text:span text:style-name="T10">c'est bon, le test est terminé, je peux me tuer... ARRggggHHH !!!</text:span></text:p>
      <text:p text:style-name="P6">21 avr. 2013 15:09:57 | Agent&lt;Aristide,2cf4c640-5acd-4f45-9d9d-67c9e73ac028&gt; | INFO : <text:span text:style-name="T10">Oh! j'ai des messages!</text:span></text:p>
      <text:p text:style-name="Standard">Ce doit être du au fait qu'il ait lui aussi reçu le message « hello » qu'il a envoyé. La boucle For est exécutée deux fois : une fois pour le message 'welcome' reçu et une fois pour le message 'hello' qu'il a lui même envoyé en broadcast.</text:p>
      <text:p text:style-name="Standard">En fonction de l'ordre des messages dans la boite de l'AgentA, le comportement, n'est pas le même... mais à mon avis , il ne devrait plus pouvoir ecrire « Oh j'ai des messages », une fois qu'il est killé.</text:p>
      <text:p text:style-name="Standard">Décommenter la ligne print(m) ; pour voir l'ordre des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1T13:48:59.69</meta:creation-date>
    <dc:date>2013-04-21T15:40:49.33</dc:date>
    <meta:editing-duration>PT1H43M10S</meta:editing-duration>
    <meta:editing-cycles>9</meta:editing-cycles>
    <meta:generator>OpenOffice.org/3.3$Win32 OpenOffice.org_project/330m20$Build-9567</meta:generator>
    <meta:document-statistic meta:table-count="6" meta:image-count="0" meta:object-count="0" meta:page-count="5" meta:paragraph-count="179" meta:word-count="973" meta:character-count="7823"/>
  </office:meta>
</office:document-meta>
</file>